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12.83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407cm"/>
    </style:style>
    <style:style style:name="pr4" style:family="presentation" style:parent-style-name="Default-title">
      <style:graphic-properties draw:textarea-vertical-align="top" fo:min-height="16.256cm"/>
    </style:style>
    <style:style style:name="pr5" style:family="presentation" style:parent-style-name="Default-title">
      <style:graphic-properties draw:textarea-vertical-align="top" fo:min-height="18.439cm"/>
    </style:style>
    <style:style style:name="pr6" style:family="presentation" style:parent-style-name="Default-title" style:list-style-name="L1">
      <style:graphic-properties draw:textarea-vertical-align="top" fo:min-height="18.439cm"/>
    </style:style>
    <style:style style:name="pr7" style:family="presentation" style:parent-style-name="Default-title" style:list-style-name="L1">
      <style:graphic-properties draw:textarea-vertical-align="top" fo:min-height="15.805cm"/>
    </style:style>
    <style:style style:name="P1" style:family="paragraph">
      <style:text-properties style:font-name="DejaVu Sans Condensed"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DejaVu Sans Condensed" fo:font-size="32pt" style:font-size-asian="32pt" style:font-size-complex="32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font-name="DejaVu Sans Condensed" fo:font-size="44pt" style:font-size-asian="44pt" style:font-size-complex="44pt"/>
    </style:style>
    <style:style style:name="T2" style:family="text">
      <style:text-properties style:font-name="DejaVu Sans Condensed" fo:font-size="36pt" style:font-size-asian="36pt" style:font-size-complex="36pt"/>
    </style:style>
    <style:style style:name="T3" style:family="text">
      <style:text-properties style:font-name="DejaVu Sans Condensed" fo:font-size="32pt" style:font-size-asian="32pt" style:font-size-complex="3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DejaVu Sans Condensed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DejaVu Sans Condensed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599cm" svg:height="16.79cm" svg:x="0.6cm" svg:y="2.197cm" presentation:class="title" presentation:user-transformed="true">
          <draw:text-box>
            <text:p><text:span text:style-name="T1">Apprentissage de la programmation</text:span><text:span text:style-name="T1"><text:line-break/></text:span><text:span text:style-name="T1"><text:line-break/></text:span><text:span text:style-name="T2">Séance 2 - Modèles économiques des </text:span><text:span text:style-name="T2">entreprises technologiques</text:span><text:span text:style-name="T2"><text:line-break/></text:span><text:span text:style-name="T1"><text:line-break/></text:span><text:span text:style-name="T1"><text:line-break/></text:span><text:span text:style-name="T3">Michel Blancard</text:span><text:span text:style-name="T3"><text:line-break/></text:span><text:span text:style-name="T3"><text:a xlink:href="mailto:p7@michelblancard.fr" xlink:type="simple">p7@michelblancard.fr</text:a></text:span><text:span text:style-name="T3"><text:line-break/></text:span><text:span text:style-name="T3"><text:line-break/></text:span><text:span text:style-name="T3"><text:line-break/></text:span><text:span text:style-name="T3">Lien racine : https://bit.ly/2DmV7f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Différents acteurs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4"><text:line-break/></text:span><text:span text:style-name="T4">- Fournisseur de biens ou services (B2B, B2C)</text:span><text:span text:style-name="T4"><text:line-break/></text:span><text:span text:style-name="T4"><text:line-break/></text:span><text:span text:style-name="T4">- Éditeurs logiciels</text:span><text:span text:style-name="T4"><text:line-break/></text:span><text:span text:style-name="T4"><text:line-break/></text:span><text:span text:style-name="T3">- Intégrateur</text:span><text:span text:style-name="T3"><text:line-break/></text:span><text:span text:style-name="T3"><text:line-break/></text:span><text:span text:style-name="T3">- Entreprise de prest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Différents acteurs</text:span><text:span text:style-name="T1"><text:line-break/></text:span><text:span text:style-name="T3">Fournisseur de biens ou services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4"><text:line-break/></text:span><text:span text:style-name="T4">Fournit un service ou un bien utilisé par des </text:span><text:span text:style-name="T4">utilisateurs.</text:span><text:span text:style-name="T4"><text:line-break/></text:span><text:span text:style-name="T4"><text:line-break/></text:span><text:span text:style-name="T4">Exemples : une boulangerie, Netflix, La Poste, un </text:span><text:span text:style-name="T4">assureur, Samsung, Moodle, Google</text:span><text:span text:style-name="T4"><text:line-break/></text:span><text:span text:style-name="T4"><text:line-break/></text:span><text:span text:style-name="T4"><text:line-break/></text:span><text:span text:style-name="T4">2 types :</text:span><text:span text:style-name="T4"><text:line-break/></text:span><text:span text:style-name="T4">- B2B (business to business)</text:span><text:span text:style-name="T4"><text:line-break/></text:span><text:span text:style-name="T4">- B2C (business to customer)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Différents acteurs</text:span><text:span text:style-name="T1"><text:line-break/></text:span><text:span text:style-name="T3">Éditeur logiciel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4"><text:line-break/></text:span><text:span text:style-name="T4"/></text:p>
          </draw:text-box>
        </draw:frame>
        <draw:frame presentation:style-name="pr4" draw:text-style-name="P4" draw:layer="layout" svg:width="26.599cm" svg:height="16.256cm" svg:x="0.702cm" svg:y="4.064cm" presentation:class="title" presentation:user-transformed="true">
          <draw:text-box>
            <text:p text:style-name="P3"><text:span text:style-name="T4"><text:line-break/></text:span><text:span text:style-name="T4">Sous-catégorie des fournisseurs de services : </text:span><text:span text:style-name="T4">solutions logicielles</text:span><text:span text:style-name="T4"><text:line-break/></text:span><text:span text:style-name="T4"><text:line-break/></text:span><text:span text:style-name="T4"><text:line-break/></text:span><text:span text:style-name="T4">Exemples : Microsoft Office, Atom (Github)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Différents acteurs</text:span><text:span text:style-name="T1"><text:line-break/></text:span><text:span text:style-name="T3">Intégrateur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4"><text:line-break/></text:span><text:span text:style-name="T4"/></text:p>
          </draw:text-box>
        </draw:frame>
        <draw:frame presentation:style-name="pr4" draw:text-style-name="P4" draw:layer="layout" svg:width="26.599cm" svg:height="16.256cm" svg:x="0.702cm" svg:y="4.064cm" presentation:class="title" presentation:user-transformed="true">
          <draw:text-box>
            <text:p text:style-name="P3"><text:span text:style-name="T4"><text:line-break/></text:span><text:span text:style-name="T4">L’intégrateur aide son client à utiliser un logiciel </text:span><text:span text:style-name="T4">tiers.</text:span><text:span text:style-name="T4"><text:line-break/></text:span><text:span text:style-name="T4"><text:line-break/></text:span><text:span text:style-name="T4"><text:line-break/></text:span><text:span text:style-name="T4">Exemple : Une banque souhaite analyser son </text:span><text:span text:style-name="T4">activité avec la plateforme d’analyse Dataiku. Il fait </text:span><text:span text:style-name="T4">appel à un intégrateur pour mettre en place les </text:span><text:span text:style-name="T4">flux d’information depuis son système </text:span><text:span text:style-name="T4">d’information vers Dataiku.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Différents acteurs</text:span><text:span text:style-name="T1"><text:line-break/></text:span><text:span text:style-name="T3">Entreprise de prestation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4"><text:line-break/></text:span><text:span text:style-name="T4"/></text:p>
          </draw:text-box>
        </draw:frame>
        <draw:frame presentation:style-name="pr5" draw:text-style-name="P4" draw:layer="layout" svg:width="26.599cm" svg:height="18.439cm" svg:x="0.702cm" svg:y="3.664cm" presentation:class="title" presentation:user-transformed="true">
          <draw:text-box>
            <text:p text:style-name="P3"><text:span text:style-name="T4">Avant : « Société de Service en Ingénierie </text:span><text:span text:style-name="T4">Informatique » (SSII) / Maintenant : « Entreprise de </text:span><text:span text:style-name="T4">Services Numériques » (ESN)</text:span><text:span text:style-name="T4"><text:line-break/></text:span><text:span text:style-name="T4"><text:line-break/></text:span><text:span text:style-name="T4">L’entreprise de prestation :</text:span><text:span text:style-name="T4"><text:line-break/></text:span><text:span text:style-name="T4">- livre à son client un logiciel sur mesure</text:span><text:span text:style-name="T4"><text:line-break/></text:span><text:span text:style-name="T4">- ou bien « prête » ses salariés au client</text:span><text:span text:style-name="T4"><text:line-break/></text:span><text:span text:style-name="T4"><text:line-break/></text:span><text:span text:style-name="T4">Exemples :</text:span><text:span text:style-name="T4"><text:line-break/></text:span><text:span text:style-name="T4">- un commerce commande un site web à une </text:span><text:span text:style-name="T4">entreprise web</text:span><text:span text:style-name="T4"><text:line-break/></text:span><text:span text:style-name="T4">- une banque « emprunte » un développeur web à </text:span><text:span text:style-name="T4">une ENS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Différents modèles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4"><text:line-break/></text:span><text:span text:style-name="T4"/></text:p>
          </draw:text-box>
        </draw:frame>
        <draw:frame presentation:style-name="pr4" draw:text-style-name="P4" draw:layer="layout" svg:width="26.599cm" svg:height="16.256cm" svg:x="0.702cm" svg:y="4.064cm" presentation:class="title" presentation:user-transformed="true">
          <draw:text-box>
            <text:p text:style-name="P3"><text:span text:style-name="T4"><text:line-break/></text:span><text:span text:style-name="T4">- Vente de matériel</text:span><text:span text:style-name="T4"><text:line-break/></text:span><text:span text:style-name="T4">- Vente de licences d’utilisation</text:span><text:span text:style-name="T4"><text:line-break/></text:span><text:span text:style-name="T4">- Software as a Service (SaaS)</text:span><text:span text:style-name="T4"><text:line-break/></text:span><text:span text:style-name="T4">- Vente de code source</text:span><text:span text:style-name="T4"><text:line-break/></text:span><text:span text:style-name="T4">- Vente de temps de travail</text:span><text:span text:style-name="T4"><text:line-break/></text:span><text:span text:style-name="T4">- Vente de support</text:span><text:span text:style-name="T4"><text:line-break/></text:span><text:span text:style-name="T4">- Modèle Freemium</text:span><text:span text:style-name="T4"><text:line-break/></text:span><text:span text:style-name="T4">- Modèle de plateforme</text:span><text:span text:style-name="T4"><text:line-break/></text:span><text:span text:style-name="T4">- Modèles indirects</text:span><text:span text:style-name="T4"><text:line-break/></text:span><text:span text:style-name="T4">- Autres modè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Différents modèles</text:span><text:span text:style-name="T1"><text:line-break/></text:span><text:span text:style-name="T3">Vente de matériel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4"><text:line-break/></text:span><text:span text:style-name="T4"/></text:p>
          </draw:text-box>
        </draw:frame>
        <draw:frame presentation:style-name="pr4" draw:text-style-name="P4" draw:layer="layout" svg:width="26.599cm" svg:height="16.256cm" svg:x="0.702cm" svg:y="4.064cm" presentation:class="title" presentation:user-transformed="true">
          <draw:text-box>
            <text:p text:style-name="P3"><text:span text:style-name="T4"><text:line-break/></text:span><text:span text:style-name="T4"><text:line-break/></text:span><text:span text:style-name="T4">Courant jusque dans les années 90, rare </text:span><text:span text:style-name="T4">aujourd’hui.</text:span><text:span text:style-name="T4"><text:line-break/></text:span><text:span text:style-name="T4"><text:line-break/></text:span><text:span text:style-name="T4"><text:line-break/></text:span><text:span text:style-name="T4">Exemples : IBM (années 70-90), consoles de jeux </text:span><text:span text:style-name="T4">(Nitendo Switch &amp; The Legend of Zelda), Apple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Différents modèles</text:span><text:span text:style-name="T1"><text:line-break/></text:span><text:span text:style-name="T3">Vente de licences d’utilisation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4"><text:line-break/></text:span><text:span text:style-name="T4"/></text:p>
          </draw:text-box>
        </draw:frame>
        <draw:frame presentation:style-name="pr4" draw:text-style-name="P4" draw:layer="layout" svg:width="26.599cm" svg:height="16.256cm" svg:x="0.702cm" svg:y="4.064cm" presentation:class="title" presentation:user-transformed="true">
          <draw:text-box>
            <text:p text:style-name="P3"><text:span text:style-name="T4"><text:line-break/></text:span><text:span text:style-name="T4"><text:line-break/></text:span><text:span text:style-name="T4">Le client paye pour utiliser le logiciel. Le prix est </text:span><text:span text:style-name="T4">proportionnel au nombre d’utilisateurs. Le client </text:span><text:span text:style-name="T4">paye en une fois, ou souscrit un abonnement.</text:span><text:span text:style-name="T4"><text:line-break/></text:span><text:span text:style-name="T4"><text:line-break/></text:span><text:span text:style-name="T4"><text:line-break/></text:span><text:span text:style-name="T4">Exemples : Matlab, Microsoft Windows, Microsoft </text:span><text:span text:style-name="T4">Office, jeux vidéos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Différents modèles</text:span><text:span text:style-name="T1"><text:line-break/></text:span><text:span text:style-name="T3">Software as a Service (SaaS)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4"><text:line-break/></text:span><text:span text:style-name="T4"/></text:p>
          </draw:text-box>
        </draw:frame>
        <draw:frame presentation:style-name="pr4" draw:text-style-name="P4" draw:layer="layout" svg:width="26.599cm" svg:height="16.256cm" svg:x="0.702cm" svg:y="4.064cm" presentation:class="title" presentation:user-transformed="true">
          <draw:text-box>
            <text:p text:style-name="P3"><text:span text:style-name="T4"><text:line-break/></text:span><text:span text:style-name="T4">Le client paye pour utiliser le logiciel. Le prix est </text:span><text:span text:style-name="T4">proportionnel à son utilisation : durée d’utilisation </text:span><text:span text:style-name="T4">ou nombre d’utilisations.</text:span><text:span text:style-name="T4"><text:line-break/></text:span><text:span text:style-name="T4"><text:line-break/></text:span><text:span text:style-name="T4">Voir aussi :</text:span><text:span text:style-name="T4"><text:line-break/></text:span><text:span text:style-name="T4">- Platform as a Service (PaaS)</text:span><text:span text:style-name="T4"><text:line-break/></text:span><text:span text:style-name="T4">- Infrastructure as a Service (IAAS)</text:span><text:span text:style-name="T4"><text:line-break/></text:span><text:span text:style-name="T4"><text:line-break/></text:span><text:span text:style-name="T4">Exemples : Amazon Web Services (AW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Différents modèles</text:span><text:span text:style-name="T1"><text:line-break/></text:span><text:span text:style-name="T3">Vente de code source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4"><text:line-break/></text:span><text:span text:style-name="T4"/></text:p>
          </draw:text-box>
        </draw:frame>
        <draw:frame presentation:style-name="pr4" draw:text-style-name="P4" draw:layer="layout" svg:width="26.599cm" svg:height="16.256cm" svg:x="0.702cm" svg:y="4.064cm" presentation:class="title" presentation:user-transformed="true">
          <draw:text-box>
            <text:p text:style-name="P3"><text:span text:style-name="T4"><text:line-break/></text:span><text:span text:style-name="T4"><text:line-break/></text:span><text:span text:style-name="T4">Le client paye pour un code source. Il fait ce qu’il </text:span><text:span text:style-name="T4">veut du code source.</text:span><text:span text:style-name="T4"><text:line-break/></text:span><text:span text:style-name="T4"><text:line-break/></text:span><text:span text:style-name="T4">Le prestataire supporte les risques de retard.</text:span><text:span text:style-name="T4"><text:line-break/></text:span><text:span text:style-name="T4"><text:line-break/></text:span><text:span text:style-name="T4"><text:line-break/></text:span><text:span text:style-name="T4">Exemples : sites internet, logiciel sur mesure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Différents modèles</text:span><text:span text:style-name="T1"><text:line-break/></text:span><text:span text:style-name="T3">Vente de temps de travail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4"><text:line-break/></text:span><text:span text:style-name="T4"/></text:p>
          </draw:text-box>
        </draw:frame>
        <draw:frame presentation:style-name="pr4" draw:text-style-name="P4" draw:layer="layout" svg:width="26.599cm" svg:height="16.256cm" svg:x="0.702cm" svg:y="4.064cm" presentation:class="title" presentation:user-transformed="true">
          <draw:text-box>
            <text:p text:style-name="P3"><text:span text:style-name="T4"><text:line-break/></text:span><text:span text:style-name="T4"><text:line-break/></text:span><text:span text:style-name="T4">Le client paye pour un nombre convenu de </text:span><text:span text:style-name="T4">journées de travail. Il fait ce qu’il veut du produit </text:span><text:span text:style-name="T4">du travail.</text:span><text:span text:style-name="T4"><text:line-break/></text:span><text:span text:style-name="T4"><text:line-break/></text:span><text:span text:style-name="T4">Le client supporte les risques de retard.</text:span><text:span text:style-name="T4"><text:line-break/></text:span><text:span text:style-name="T4"><text:line-break/></text:span><text:span text:style-name="T4"><text:line-break/></text:span><text:span text:style-name="T4">Exemples : sites internet, logiciel sur mesure (les </text:span><text:span text:style-name="T4">mêmes que pour la vente de code source)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Différents modèles</text:span><text:span text:style-name="T1"><text:line-break/></text:span><text:span text:style-name="T3">Vente de support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4"><text:line-break/></text:span><text:span text:style-name="T4"/></text:p>
          </draw:text-box>
        </draw:frame>
        <draw:frame presentation:style-name="pr4" draw:text-style-name="P4" draw:layer="layout" svg:width="26.599cm" svg:height="16.256cm" svg:x="0.702cm" svg:y="4.064cm" presentation:class="title" presentation:user-transformed="true">
          <draw:text-box>
            <text:p text:style-name="P3"><text:span text:style-name="T4"><text:line-break/></text:span><text:span text:style-name="T4"><text:line-break/></text:span><text:span text:style-name="T4">Le client paye pour avoir la garantie d’être assisté, </text:span><text:span text:style-name="T4">en cas de problème ou pour des mises à jour.</text:span><text:span text:style-name="T4"><text:line-break/></text:span><text:span text:style-name="T4"><text:line-break/></text:span><text:span text:style-name="T4">Souvent, les éditeurs « open-source » utilisent ce </text:span><text:span text:style-name="T4">modèle.</text:span><text:span text:style-name="T4"><text:line-break/></text:span><text:span text:style-name="T4"><text:line-break/></text:span><text:span text:style-name="T4">Exemple : un commerce paye 500€ par mois une </text:span><text:span text:style-name="T4">entreprise web pour tenir à jour son site web.</text:span><text:span text:style-name="T4"><text:line-break/>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Différents modèles</text:span><text:span text:style-name="T1"><text:line-break/></text:span><text:span text:style-name="T3">Modèles Freemium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4"><text:line-break/></text:span><text:span text:style-name="T4"/></text:p>
          </draw:text-box>
        </draw:frame>
        <draw:frame presentation:style-name="pr4" draw:text-style-name="P4" draw:layer="layout" svg:width="26.599cm" svg:height="16.256cm" svg:x="0.702cm" svg:y="4.064cm" presentation:class="title" presentation:user-transformed="true">
          <draw:text-box>
            <text:p text:style-name="P3"><text:span text:style-name="T4"><text:line-break/></text:span><text:span text:style-name="T4">Le client peut utiliser gratuitement une version </text:span><text:span text:style-name="T4">bridée du logiciel, ou payer.</text:span><text:span text:style-name="T4"><text:line-break/></text:span><text:span text:style-name="T4"><text:line-break/></text:span><text:span text:style-name="T4">Souvent, cette stratégie vise les </text:span><text:span text:style-name="T5">prescripteurs </text:span><text:span text:style-name="T5">d’achat</text:span><text:span text:style-name="T4">.</text:span><text:span text:style-name="T4"><text:line-break/></text:span><text:span text:style-name="T4"><text:line-break/></text:span><text:span text:style-name="T4">Exemple : Deezer, League of Legends, GitHu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Différents modèles</text:span><text:span text:style-name="T1"><text:line-break/></text:span><text:span text:style-name="T3">Modèle de plateforme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4"><text:line-break/></text:span><text:span text:style-name="T4"/></text:p>
          </draw:text-box>
        </draw:frame>
        <draw:frame presentation:style-name="pr4" draw:text-style-name="P4" draw:layer="layout" svg:width="26.599cm" svg:height="16.256cm" svg:x="0.702cm" svg:y="4.064cm" presentation:class="title" presentation:user-transformed="true">
          <draw:text-box>
            <text:p text:style-name="P3"><text:span text:style-name="T4"><text:line-break/></text:span><text:span text:style-name="T4">Un plateforme met en relation des acteurs, et </text:span><text:span text:style-name="T4">garde une commission.</text:span><text:span text:style-name="T4"><text:line-break/></text:span><text:span text:style-name="T4"><text:line-break/></text:span><text:span text:style-name="T4">Plus une plateforme est utilisée, plus elle est </text:span><text:span text:style-name="T4">intéressante (effet de réseau).</text:span><text:span text:style-name="T4"><text:line-break/></text:span><text:span text:style-name="T4"><text:line-break/></text:span><text:span text:style-name="T4">Exemple : amazon.com, Google Play, Blablacar, </text:span><text:span text:style-name="T4">cabinet de recrutement, Leetchi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Différents modèles</text:span><text:span text:style-name="T1"><text:line-break/></text:span><text:span text:style-name="T3">Modèles indirects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4"><text:line-break/></text:span><text:span text:style-name="T4"/></text:p>
          </draw:text-box>
        </draw:frame>
        <draw:frame presentation:style-name="pr4" draw:text-style-name="P4" draw:layer="layout" svg:width="26.599cm" svg:height="16.256cm" svg:x="0.702cm" svg:y="4.064cm" presentation:class="title" presentation:user-transformed="true">
          <draw:text-box>
            <text:p text:style-name="P3"><text:span text:style-name="T4"><text:line-break/></text:span><text:span text:style-name="T4">« Si c’est gratuit, c’est toi le produit. »</text:span><text:span text:style-name="T4"><text:line-break/></text:span><text:span text:style-name="T4"><text:line-break/></text:span><text:span text:style-name="T4">Le vrai client (celui qui paye) n’est pas l’utilisateur </text:span><text:span text:style-name="T4">du logiciel.</text:span><text:span text:style-name="T4"><text:line-break/></text:span><text:span text:style-name="T4"><text:line-break/></text:span><text:span text:style-name="T4"><text:line-break/></text:span><text:span text:style-name="T4">Exemple : Facebook, Lyd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Différents modèles</text:span><text:span text:style-name="T1"><text:line-break/></text:span><text:span text:style-name="T3">Autres modèles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4"><text:line-break/></text:span><text:span text:style-name="T4"/></text:p>
          </draw:text-box>
        </draw:frame>
        <draw:frame presentation:style-name="pr4" draw:text-style-name="P4" draw:layer="layout" svg:width="26.599cm" svg:height="16.256cm" svg:x="0.702cm" svg:y="4.064cm" presentation:class="title" presentation:user-transformed="true">
          <draw:text-box>
            <text:p text:style-name="P3"><text:span text:style-name="T4"><text:line-break/></text:span><text:span text:style-name="T4">Certains logiciels ou services n’exigent aucune </text:span><text:span text:style-name="T4">rétribution. Ils peuvent reposer sur du bénévolat </text:span><text:span text:style-name="T4">ou des dons.</text:span><text:span text:style-name="T4"><text:line-break/></text:span><text:span text:style-name="T4"><text:line-break/></text:span><text:span text:style-name="T4">Des entreprises peuvent proposer des prestations </text:span><text:span text:style-name="T4">autour de ces logiciels (intégration, support, ...)</text:span><text:span text:style-name="T4"><text:line-break/></text:span><text:span text:style-name="T4"><text:line-break/></text:span><text:span text:style-name="T4">Exemple : Linux, Wikipedia, OpenStreetMap, </text:span><text:span text:style-name="T4">Wikilea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Correction d’un exercice</text:span></text:p>
          </draw:text-box>
        </draw:frame>
        <draw:frame presentation:style-name="pr6" draw:text-style-name="P4" draw:layer="layout" svg:width="26.599cm" svg:height="18.439cm" svg:x="0.701cm" svg:y="2.264cm" presentation:class="title" presentation:user-transformed="true">
          <draw:text-box>
            <text:p text:style-name="P3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« Afficher les nombres paires de 0 à 30. »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Nouvelles règles</text:span></text:p>
          </draw:text-box>
        </draw:frame>
        <draw:frame presentation:style-name="pr7" draw:text-style-name="P4" draw:layer="layout" svg:width="26.599cm" svg:height="15.805cm" svg:x="0.701cm" svg:y="4.364cm" presentation:class="title" presentation:user-transformed="true">
          <draw:text-box>
            <text:p text:style-name="P3"><text:span text:style-name="T3">1. Demander de l’aide</text:span><text:span text:style-name="T3"><text:line-break/></text:span><text:span text:style-name="T3"><text:line-break/></text:span><text:span text:style-name="T3">Lire et comprendre le message d’erreur</text:span><text:span text:style-name="T3"><text:line-break/></text:span><text:span text:style-name="T3">Vérifier la ligne en cause</text:span><text:span text:style-name="T3"><text:line-break/></text:span><text:span text:style-name="T3"><text:line-break/></text:span><text:span text:style-name="T3"><text:line-break/></text:span><text:span text:style-name="T3">2. Participation aux TD</text:span><text:span text:style-name="T3"><text:line-break/></text:span><text:span text:style-name="T3"><text:line-break/></text:span><text:span text:style-name="T3">- être débloqué par un camarade : +1 point</text:span><text:span text:style-name="T3"><text:line-break/></text:span><text:span text:style-name="T3">- débloquer un camarade : +2 point</text:span><text:span text:style-name="T3"><text:line-break/></text:span><text:span text:style-name="T3"><text:line-break/></text:span><text:span text:style-name="T3">Objectif : 3 points par séan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1:58:55.954003827</meta:creation-date>
    <dc:date>2019-01-28T15:01:01.930353720</dc:date>
    <meta:editing-duration>PT3H35M40S</meta:editing-duration>
    <meta:editing-cycles>73</meta:editing-cycles>
    <meta:generator>LibreOffice/6.1.3.2$Linux_X86_64 LibreOffice_project/10$Build-2</meta:generator>
    <meta:document-statistic meta:object-count="110"/>
  </office:meta>
</office:document-meta>
</file>